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5.8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name-asian="Tahoma" style:font-size-asian="10pt" style:font-name-complex="FreeSans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6" table:number-columns-repeated="46" table:default-cell-style-name="Default"/>
        <table:table-row table:style-name="ro1">
          <table:table-cell table:style-name="ce1"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1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1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1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1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1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1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1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1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1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1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1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1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1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1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1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1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1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1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1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1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1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1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1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1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1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54"/>
        </table:table-row>
        <table:table-row table:style-name="ro1">
          <table:table-cell table:style-name="ce1"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style-name="ce1"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style-name="ce1"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style-name="ce1"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style-name="ce1"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style-name="ce1"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style-name="ce1"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style-name="ce1"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style-name="ce1"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style-name="ce1"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style-name="ce1"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style-name="ce1"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style-name="ce1"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style-name="ce1"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style-name="ce1"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style-name="ce1"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style-name="ce1"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style-name="ce1"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style-name="ce1"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style-name="ce1"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style-name="ce1"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style-name="ce1"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style-name="ce1"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style-name="ce1"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style-name="ce1"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54"/>
        </table:table-row>
        <table:table-row table:style-name="ro1">
          <table:table-cell table:style-name="ce1"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style-name="ce1"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style-name="ce1"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style-name="ce1"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style-name="ce1"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style-name="ce1"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style-name="ce1"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style-name="ce1"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style-name="ce1"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style-name="ce1"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style-name="ce1"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style-name="ce1"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style-name="ce1"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style-name="ce1"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style-name="ce1"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style-name="ce1"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style-name="ce1"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style-name="ce1"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style-name="ce1"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style-name="ce1"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style-name="ce1"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style-name="ce1"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style-name="ce1"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style-name="ce1"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style-name="ce1"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style-name="ce1"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54"/>
        </table:table-row>
        <table:table-row table:style-name="ro1">
          <table:table-cell table:style-name="ce1"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style-name="ce1"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style-name="ce1"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style-name="ce1"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style-name="ce1"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style-name="ce1"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style-name="ce1"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style-name="ce1"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style-name="ce1"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style-name="ce1"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style-name="ce1"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style-name="ce1"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style-name="ce1"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style-name="ce1"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style-name="ce1"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style-name="ce1"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style-name="ce1"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style-name="ce1"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style-name="ce1"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style-name="ce1"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style-name="ce1"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style-name="ce1"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style-name="ce1"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style-name="ce1"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style-name="ce1"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style-name="ce1"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67"/>
        </table:table-row>
        <table:table-row table:style-name="ro1">
          <table:table-cell table:style-name="ce1"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style-name="ce1"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style-name="ce1"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style-name="ce1"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style-name="ce1"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style-name="ce1"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style-name="ce1"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style-name="ce1"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style-name="ce1"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style-name="ce1"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style-name="ce1"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style-name="ce1"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style-name="ce1"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style-name="ce1"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style-name="ce1"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style-name="ce1"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style-name="ce1"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style-name="ce1"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style-name="ce1"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style-name="ce1"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style-name="ce1"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style-name="ce1"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style-name="ce1"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style-name="ce1"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style-name="ce1"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style-name="ce1"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67"/>
        </table:table-row>
        <table:table-row table:style-name="ro1">
          <table:table-cell table:style-name="ce1"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style-name="ce1"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style-name="ce1"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style-name="ce1"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style-name="ce1"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style-name="ce1"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style-name="ce1"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style-name="ce1"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style-name="ce1"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style-name="ce1"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style-name="ce1"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style-name="ce1"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style-name="ce1"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style-name="ce1"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style-name="ce1"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style-name="ce1"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style-name="ce1"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style-name="ce1"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style-name="ce1"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style-name="ce1"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style-name="ce1"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style-name="ce1"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style-name="ce1"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style-name="ce1"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style-name="ce1"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style-name="ce1"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67"/>
        </table:table-row>
        <table:table-row table:style-name="ro1">
          <table:table-cell table:style-name="ce1"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style-name="ce1"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style-name="ce1"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style-name="ce1"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style-name="ce1"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style-name="ce1"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style-name="ce1"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style-name="ce1"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style-name="ce1"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style-name="ce1"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style-name="ce1"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style-name="ce1"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style-name="ce1"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style-name="ce1"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style-name="ce1"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style-name="ce1"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style-name="ce1"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style-name="ce1"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style-name="ce1"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style-name="ce1"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style-name="ce1"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style-name="ce1"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style-name="ce1"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style-name="ce1"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style-name="ce1"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style-name="ce1"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"/>
          <table:table-cell table:formula="of:=INDIRECT(CONCATENATE([.AC1];CODE([.AC2]) -64))" office:value-type="string" office:string-value="M" calcext:value-type="string">
            <text:p>M</text:p>
          </table:table-cell>
          <table:table-cell table:formula="of:=INDIRECT(CONCATENATE([.AD1];CODE([.AD2]) -64))" office:value-type="string" office:string-value="O" calcext:value-type="string">
            <text:p>O</text:p>
          </table:table-cell>
          <table:table-cell table:formula="of:=INDIRECT(CONCATENATE([.AE1];CODE([.AE2]) -64))" office:value-type="string" office:string-value="S" calcext:value-type="string">
            <text:p>S</text:p>
          </table:table-cell>
          <table:table-cell table:formula="of:=INDIRECT(CONCATENATE([.AF1];CODE([.AF2]) -64))" office:value-type="string" office:string-value="I" calcext:value-type="string">
            <text:p>I</text:p>
          </table:table-cell>
          <table:table-cell table:formula="of:=INDIRECT(CONCATENATE([.AG1];CODE([.AG2]) -64))" office:value-type="string" office:string-value="L" calcext:value-type="string">
            <text:p>L</text:p>
          </table:table-cell>
          <table:table-cell table:formula="of:=INDIRECT(CONCATENATE([.AH1];CODE([.AH2]) -64))" office:value-type="string" office:string-value="B" calcext:value-type="string">
            <text:p>B</text:p>
          </table:table-cell>
          <table:table-cell table:formula="of:=INDIRECT(CONCATENATE([.AI1];CODE([.AI2]) -64))" office:value-type="string" office:string-value="J" calcext:value-type="string">
            <text:p>J</text:p>
          </table:table-cell>
          <table:table-cell table:formula="of:=INDIRECT(CONCATENATE([.AJ1];CODE([.AJ2]) -64))" office:value-type="string" office:string-value="E" calcext:value-type="string">
            <text:p>E</text:p>
          </table:table-cell>
          <table:table-cell table:formula="of:=INDIRECT(CONCATENATE([.AK1];CODE([.AK2]) -64))" office:value-type="string" office:string-value="H" calcext:value-type="string">
            <text:p>H</text:p>
          </table:table-cell>
          <table:table-cell table:formula="of:=INDIRECT(CONCATENATE([.AL1];CODE([.AL2]) -64))" office:value-type="string" office:string-value="S" calcext:value-type="string">
            <text:p>S</text:p>
          </table:table-cell>
          <table:table-cell table:formula="of:=INDIRECT(CONCATENATE([.AM1];CODE([.AM2]) -64))" office:value-type="string" office:string-value="O" calcext:value-type="string">
            <text:p>O</text:p>
          </table:table-cell>
          <table:table-cell table:number-columns-repeated="54"/>
        </table:table-row>
        <table:table-row table:style-name="ro1">
          <table:table-cell table:style-name="ce1"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style-name="ce1"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style-name="ce1"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style-name="ce1"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style-name="ce1"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style-name="ce1"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style-name="ce1"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style-name="ce1"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style-name="ce1"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style-name="ce1"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style-name="ce1"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style-name="ce1"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style-name="ce1"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style-name="ce1"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style-name="ce1"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style-name="ce1"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style-name="ce1"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style-name="ce1"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style-name="ce1"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style-name="ce1"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style-name="ce1"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style-name="ce1"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style-name="ce1"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style-name="ce1"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style-name="ce1"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style-name="ce1"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67"/>
        </table:table-row>
        <table:table-row table:style-name="ro1">
          <table:table-cell table:style-name="ce1"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style-name="ce1"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style-name="ce1"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style-name="ce1"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style-name="ce1"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style-name="ce1"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style-name="ce1"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style-name="ce1"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style-name="ce1"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style-name="ce1"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style-name="ce1"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style-name="ce1"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style-name="ce1"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style-name="ce1"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style-name="ce1"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style-name="ce1"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style-name="ce1"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style-name="ce1"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style-name="ce1"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style-name="ce1"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style-name="ce1"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style-name="ce1"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style-name="ce1"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style-name="ce1"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style-name="ce1"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style-name="ce1"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"/>
          <table:table-cell table:formula="of:=CONCATENATE([.AC1];CODE([.AC2]))" office:value-type="string" office:string-value="T84" calcext:value-type="string">
            <text:p>T84</text:p>
          </table:table-cell>
          <table:table-cell table:number-columns-repeated="64"/>
        </table:table-row>
        <table:table-row table:style-name="ro1">
          <table:table-cell table:style-name="ce1"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style-name="ce1"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style-name="ce1"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style-name="ce1"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style-name="ce1"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style-name="ce1"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style-name="ce1"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style-name="ce1"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style-name="ce1"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style-name="ce1"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style-name="ce1"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style-name="ce1"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style-name="ce1"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style-name="ce1"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style-name="ce1"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style-name="ce1"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style-name="ce1"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style-name="ce1"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style-name="ce1"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style-name="ce1"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style-name="ce1"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style-name="ce1"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style-name="ce1"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style-name="ce1"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style-name="ce1"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style-name="ce1"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67"/>
        </table:table-row>
        <table:table-row table:style-name="ro1">
          <table:table-cell table:style-name="ce1"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style-name="ce1"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style-name="ce1"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style-name="ce1"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style-name="ce1"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style-name="ce1"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style-name="ce1"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style-name="ce1"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style-name="ce1"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style-name="ce1"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style-name="ce1"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style-name="ce1"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style-name="ce1"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style-name="ce1"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style-name="ce1"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style-name="ce1"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style-name="ce1"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style-name="ce1"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style-name="ce1"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style-name="ce1"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style-name="ce1"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style-name="ce1"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style-name="ce1"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style-name="ce1"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style-name="ce1"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style-name="ce1"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67"/>
        </table:table-row>
        <table:table-row table:style-name="ro1">
          <table:table-cell table:style-name="ce1"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style-name="ce1"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style-name="ce1"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style-name="ce1"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style-name="ce1"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style-name="ce1"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style-name="ce1"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style-name="ce1"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style-name="ce1"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style-name="ce1"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style-name="ce1"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style-name="ce1"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style-name="ce1"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style-name="ce1"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style-name="ce1"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style-name="ce1"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style-name="ce1"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style-name="ce1"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style-name="ce1"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style-name="ce1"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style-name="ce1"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style-name="ce1"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style-name="ce1"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style-name="ce1"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style-name="ce1"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style-name="ce1"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67"/>
        </table:table-row>
        <table:table-row table:style-name="ro1">
          <table:table-cell table:style-name="ce1"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style-name="ce1"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style-name="ce1"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style-name="ce1"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style-name="ce1"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style-name="ce1"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style-name="ce1"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style-name="ce1"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style-name="ce1"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style-name="ce1"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style-name="ce1"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style-name="ce1"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style-name="ce1"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style-name="ce1"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style-name="ce1"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style-name="ce1"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style-name="ce1"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style-name="ce1"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style-name="ce1"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style-name="ce1"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style-name="ce1"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style-name="ce1"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style-name="ce1"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style-name="ce1"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style-name="ce1"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style-name="ce1"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67"/>
        </table:table-row>
        <table:table-row table:style-name="ro1">
          <table:table-cell table:style-name="ce1"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style-name="ce1"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style-name="ce1"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style-name="ce1"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style-name="ce1"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style-name="ce1"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style-name="ce1"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style-name="ce1"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style-name="ce1"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style-name="ce1"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style-name="ce1"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style-name="ce1"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style-name="ce1"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style-name="ce1"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style-name="ce1"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style-name="ce1"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style-name="ce1"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style-name="ce1"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style-name="ce1"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style-name="ce1"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style-name="ce1"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style-name="ce1"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style-name="ce1"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style-name="ce1"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style-name="ce1"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style-name="ce1"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67"/>
        </table:table-row>
        <table:table-row table:style-name="ro1">
          <table:table-cell table:style-name="ce1"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style-name="ce1"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style-name="ce1"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style-name="ce1"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style-name="ce1"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style-name="ce1"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style-name="ce1"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style-name="ce1"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style-name="ce1"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style-name="ce1"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style-name="ce1"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style-name="ce1"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style-name="ce1"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style-name="ce1"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style-name="ce1"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style-name="ce1"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style-name="ce1"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style-name="ce1"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style-name="ce1"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style-name="ce1"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style-name="ce1"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style-name="ce1"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style-name="ce1"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style-name="ce1"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style-name="ce1"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style-name="ce1"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67"/>
        </table:table-row>
        <table:table-row table:style-name="ro1">
          <table:table-cell table:style-name="ce1"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style-name="ce1"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style-name="ce1"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style-name="ce1"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style-name="ce1"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style-name="ce1"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style-name="ce1"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style-name="ce1"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style-name="ce1"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style-name="ce1"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style-name="ce1"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style-name="ce1"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style-name="ce1"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style-name="ce1"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style-name="ce1"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style-name="ce1"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style-name="ce1"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style-name="ce1"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style-name="ce1"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style-name="ce1"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style-name="ce1"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style-name="ce1"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style-name="ce1"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style-name="ce1"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style-name="ce1"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style-name="ce1"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67"/>
        </table:table-row>
        <table:table-row table:style-name="ro1">
          <table:table-cell table:style-name="ce1"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style-name="ce1"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style-name="ce1"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style-name="ce1"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style-name="ce1"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style-name="ce1"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style-name="ce1"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style-name="ce1"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style-name="ce1"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style-name="ce1"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style-name="ce1"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style-name="ce1"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style-name="ce1"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style-name="ce1"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style-name="ce1"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style-name="ce1"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style-name="ce1"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style-name="ce1"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style-name="ce1"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style-name="ce1"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style-name="ce1"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style-name="ce1"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style-name="ce1"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style-name="ce1"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style-name="ce1"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style-name="ce1"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67"/>
        </table:table-row>
        <table:table-row table:style-name="ro1">
          <table:table-cell table:style-name="ce1"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style-name="ce1"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style-name="ce1"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style-name="ce1"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style-name="ce1"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style-name="ce1"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style-name="ce1"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style-name="ce1"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style-name="ce1"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style-name="ce1"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style-name="ce1"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style-name="ce1"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style-name="ce1"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style-name="ce1"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style-name="ce1"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style-name="ce1"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style-name="ce1"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style-name="ce1"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style-name="ce1"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style-name="ce1"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style-name="ce1"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style-name="ce1"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style-name="ce1"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style-name="ce1"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style-name="ce1"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style-name="ce1"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67"/>
        </table:table-row>
        <table:table-row table:style-name="ro1">
          <table:table-cell table:style-name="ce1"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style-name="ce1"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style-name="ce1"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style-name="ce1"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style-name="ce1"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style-name="ce1"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style-name="ce1"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style-name="ce1"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style-name="ce1"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style-name="ce1"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style-name="ce1"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style-name="ce1"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style-name="ce1"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style-name="ce1"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style-name="ce1"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style-name="ce1"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style-name="ce1"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style-name="ce1"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style-name="ce1"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style-name="ce1"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style-name="ce1"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style-name="ce1"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style-name="ce1"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style-name="ce1"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style-name="ce1"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style-name="ce1"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67"/>
        </table:table-row>
        <table:table-row table:style-name="ro1">
          <table:table-cell table:style-name="ce1"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style-name="ce1"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style-name="ce1"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style-name="ce1"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style-name="ce1"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style-name="ce1"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style-name="ce1"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style-name="ce1"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style-name="ce1"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style-name="ce1"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style-name="ce1"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style-name="ce1"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style-name="ce1"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style-name="ce1"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style-name="ce1"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style-name="ce1"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style-name="ce1"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style-name="ce1"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style-name="ce1"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style-name="ce1"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style-name="ce1"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style-name="ce1"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style-name="ce1"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style-name="ce1"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style-name="ce1"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style-name="ce1"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67"/>
        </table:table-row>
        <table:table-row table:style-name="ro1">
          <table:table-cell table:style-name="ce1"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style-name="ce1"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style-name="ce1"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style-name="ce1"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style-name="ce1"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style-name="ce1"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style-name="ce1"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style-name="ce1"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style-name="ce1"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style-name="ce1"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style-name="ce1"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style-name="ce1"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style-name="ce1"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style-name="ce1"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style-name="ce1"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style-name="ce1"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style-name="ce1"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style-name="ce1"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style-name="ce1"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style-name="ce1"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style-name="ce1"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style-name="ce1"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style-name="ce1"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style-name="ce1"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style-name="ce1"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style-name="ce1"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67"/>
        </table:table-row>
        <table:table-row table:style-name="ro1">
          <table:table-cell table:style-name="ce1"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style-name="ce1"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style-name="ce1"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style-name="ce1"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style-name="ce1"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style-name="ce1"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style-name="ce1"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style-name="ce1"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style-name="ce1"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style-name="ce1"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style-name="ce1"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style-name="ce1"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style-name="ce1"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style-name="ce1"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style-name="ce1"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style-name="ce1"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style-name="ce1"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style-name="ce1"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style-name="ce1"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style-name="ce1"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style-name="ce1"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style-name="ce1"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style-name="ce1"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style-name="ce1"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style-name="ce1"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style-name="ce1"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67"/>
        </table:table-row>
        <table:table-row table:style-name="ro1">
          <table:table-cell table:style-name="ce1"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style-name="ce1"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style-name="ce1"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style-name="ce1"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style-name="ce1"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style-name="ce1"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style-name="ce1"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style-name="ce1"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style-name="ce1"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style-name="ce1"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style-name="ce1"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style-name="ce1"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style-name="ce1"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style-name="ce1"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style-name="ce1"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style-name="ce1"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style-name="ce1"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style-name="ce1"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style-name="ce1"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style-name="ce1"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style-name="ce1"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style-name="ce1"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style-name="ce1"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style-name="ce1"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style-name="ce1"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style-name="ce1"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67"/>
        </table:table-row>
        <table:table-row table:style-name="ro1">
          <table:table-cell table:style-name="ce1"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style-name="ce1"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style-name="ce1"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style-name="ce1"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style-name="ce1"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style-name="ce1"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style-name="ce1"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style-name="ce1"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style-name="ce1"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style-name="ce1"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style-name="ce1"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style-name="ce1"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style-name="ce1"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style-name="ce1"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style-name="ce1"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style-name="ce1"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style-name="ce1"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style-name="ce1"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style-name="ce1"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style-name="ce1"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style-name="ce1"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style-name="ce1"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style-name="ce1"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style-name="ce1"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style-name="ce1"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style-name="ce1"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67"/>
        </table:table-row>
        <table:table-row table:style-name="ro1">
          <table:table-cell table:style-name="ce1"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style-name="ce1"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style-name="ce1"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style-name="ce1"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style-name="ce1"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style-name="ce1"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style-name="ce1"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style-name="ce1"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style-name="ce1"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style-name="ce1"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style-name="ce1"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style-name="ce1"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style-name="ce1"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style-name="ce1"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style-name="ce1"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style-name="ce1"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style-name="ce1"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style-name="ce1"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style-name="ce1"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style-name="ce1"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style-name="ce1"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style-name="ce1"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style-name="ce1"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style-name="ce1"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style-name="ce1"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style-name="ce1"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67"/>
        </table:table-row>
        <table:table-row table:style-name="ro1">
          <table:table-cell table:style-name="ce1"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style-name="ce1"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style-name="ce1"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style-name="ce1"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style-name="ce1"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style-name="ce1"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style-name="ce1"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style-name="ce1"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style-name="ce1"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style-name="ce1"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style-name="ce1"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style-name="ce1"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style-name="ce1"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style-name="ce1"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style-name="ce1"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style-name="ce1"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style-name="ce1"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style-name="ce1"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style-name="ce1"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style-name="ce1"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style-name="ce1"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style-name="ce1"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style-name="ce1"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style-name="ce1"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style-name="ce1"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style-name="ce1"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67"/>
        </table:table-row>
        <table:table-row table:style-name="ro1" table:number-rows-repeated="22">
          <table:table-cell table:style-name="ce1" table:number-columns-repeated="26"/>
          <table:table-cell table:number-columns-repeated="67"/>
        </table:table-row>
        <table:table-row table:style-name="ro2" table:number-rows-repeated="4">
          <table:table-cell table:style-name="ce1" table:number-columns-repeated="26"/>
          <table:table-cell table:number-columns-repeated="67"/>
        </table:table-row>
        <table:table-row table:style-name="ro2">
          <table:table-cell table:style-name="ce1"/>
          <table:table-cell table:number-columns-repeated="92"/>
        </table:table-row>
        <table:table-row table:style-name="ro2" table:number-rows-repeated="78">
          <table:table-cell table:number-columns-repeated="93"/>
        </table:table-row>
        <table:table-row table:style-name="ro2">
          <table:table-cell table:number-columns-repeated="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 style:data-style-name="N2" text:time-value="11:23:52.4851061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6:02.257049298</meta:creation-date>
    <dc:date>2018-02-09T11:40:20.841534662</dc:date>
    <meta:editing-duration>PT10M20S</meta:editing-duration>
    <meta:editing-cycles>2</meta:editing-cycles>
    <meta:generator>LibreOffice/5.4.2.2$Linux_X86_64 LibreOffice_project/40m0$Build-2</meta:generator>
    <meta:document-statistic meta:table-count="1" meta:cell-count="721" meta:object-count="0"/>
  </office:meta>
</office:document-meta>
</file>